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2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text-properties style:font-name="Arial" style:font-name-asian="Times New Roman" style:font-name-complex="Arial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text-properties style:font-name-asian="Times New Roman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text-properties style:font-name-asian="Times New Roman" fo:font-size="16pt" style:font-size-asian="16pt" style:font-size-complex="16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T25" style:parent-style-name="Absatz-Standardschriftart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7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8" style:parent-style-name="Standard" style:family="paragraph">
      <style:text-properties style:font-name="Arial" style:font-name-complex="Arial" fo:font-size="16pt" style:font-size-asian="16pt" style:font-size-complex="16pt"/>
    </style:style>
    <style:style style:name="T2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2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3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4" style:parent-style-name="Standard" style:family="paragraph">
      <style:text-properties style:font-name="Arial" style:font-name-complex="Arial" fo:font-size="16pt" style:font-size-asian="16pt" style:font-size-complex="16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Berechnung der inversen Kinematik</text:p>
      <text:p text:style-name="Standard"><text:span text:style-name="T2"><draw:frame draw:z-index="251665408" draw:id="id0" draw:style-name="a0" draw:name="Textfeld 2" text:anchor-type="paragraph" svg:x="2.82729in" svg:y="2.17965in" svg:width="4.49028in" svg:height="3.6875in" style:rel-width="scale" style:rel-height="scale"><draw:text-box><text:p text:style-name="P3"><draw:frame draw:style-name="a1" text:anchor-type="as-char" svg:x="0in" svg:y="0in" svg:width="1.38542in" svg:height="0.33333in" style:rel-width="scale" style:rel-height="scale"><draw:object xlink:href="Object 1/" xlink:type="simple" xlink:show="embed" xlink:actuate="onLoad"/></draw:frame></text:p><text:p text:style-name="P4"><draw:frame draw:style-name="a2" text:anchor-type="as-char" svg:x="0in" svg:y="0in" svg:width="2.73958in" svg:height="0.27083in" style:rel-width="scale" style:rel-height="scale"><draw:object xlink:href="Object 2/" xlink:type="simple" xlink:show="embed" xlink:actuate="onLoad"/></draw:frame></text:p><text:p text:style-name="P5"><draw:frame draw:style-name="a3" text:anchor-type="as-char" svg:x="0in" svg:y="0in" svg:width="2.30208in" svg:height="0.53125in" style:rel-width="scale" style:rel-height="scale"><draw:object xlink:href="Object 3/" xlink:type="simple" xlink:show="embed" xlink:actuate="onLoad"/></draw:frame></text:p><text:p text:style-name="P6"><draw:frame draw:style-name="a4" text:anchor-type="as-char" svg:x="0in" svg:y="0in" svg:width="1.35417in" svg:height="0.51042in" style:rel-width="scale" style:rel-height="scale"><draw:object xlink:href="Object 4/" xlink:type="simple" xlink:show="embed" xlink:actuate="onLoad"/></draw:frame></text:p><text:p text:style-name="P7"><draw:frame draw:style-name="a5" text:anchor-type="as-char" svg:x="0in" svg:y="0in" svg:width="2.05208in" svg:height="0.51042in" style:rel-width="scale" style:rel-height="scale"><draw:object xlink:href="Object 5/" xlink:type="simple" xlink:show="embed" xlink:actuate="onLoad"/></draw:frame></text:p><text:p text:style-name="P8"><draw:frame draw:style-name="a6" text:anchor-type="as-char" svg:x="0in" svg:y="0in" svg:width="0.9375in" svg:height="0.26042in" style:rel-width="scale" style:rel-height="scale"><draw:object xlink:href="Object 6/" xlink:type="simple" xlink:show="embed" xlink:actuate="onLoad"/></draw:frame></text:p></draw:text-box><svg:title/><svg:desc/></draw:frame></text:span><text:span text:style-name="T9"><draw:frame draw:z-index="251659264" draw:id="id1" draw:style-name="a7" draw:name="Textfeld 2" text:anchor-type="paragraph" svg:x="-0.96528in" svg:y="2.17917in" svg:width="3.78264in" svg:height="3.6875in" style:rel-width="scale" style:rel-height="scale"><draw:text-box><text:p text:style-name="P10"><draw:frame draw:style-name="a8" text:anchor-type="as-char" svg:x="0in" svg:y="0in" svg:width="1.34375in" svg:height="0.33333in" style:rel-width="scale" style:rel-height="scale"><draw:object xlink:href="Object 7/" xlink:type="simple" xlink:show="embed" xlink:actuate="onLoad"/></draw:frame></text:p><text:p text:style-name="P11"><draw:frame draw:style-name="a9" text:anchor-type="as-char" svg:x="0in" svg:y="0in" svg:width="1.375in" svg:height="0.33333in" style:rel-width="scale" style:rel-height="scale"><draw:object xlink:href="Object 8/" xlink:type="simple" xlink:show="embed" xlink:actuate="onLoad"/></draw:frame></text:p><text:p text:style-name="P12"><draw:frame draw:style-name="a10" text:anchor-type="as-char" svg:x="0in" svg:y="0in" svg:width="1.82292in" svg:height="0.55208in" style:rel-width="scale" style:rel-height="scale"><draw:object xlink:href="Object 9/" xlink:type="simple" xlink:show="embed" xlink:actuate="onLoad"/></draw:frame></text:p><text:p text:style-name="P13"/><text:p text:style-name="P14"><draw:frame draw:style-name="a11" text:anchor-type="as-char" svg:x="0in" svg:y="0in" svg:width="1.13542in" svg:height="0.5in" style:rel-width="scale" style:rel-height="scale"><draw:object xlink:href="Object 10/" xlink:type="simple" xlink:show="embed" xlink:actuate="onLoad"/></draw:frame></text:p><text:p text:style-name="P15"><draw:frame draw:style-name="a12" text:anchor-type="as-char" svg:x="0in" svg:y="0in" svg:width="1.15625in" svg:height="0.5in" style:rel-width="scale" style:rel-height="scale"><draw:object xlink:href="Object 11/" xlink:type="simple" xlink:show="embed" xlink:actuate="onLoad"/></draw:frame></text:p><text:p text:style-name="P16"><draw:frame draw:style-name="a13" text:anchor-type="as-char" svg:x="0in" svg:y="0in" svg:width="1in" svg:height="0.26042in" style:rel-width="scale" style:rel-height="scale"><draw:object xlink:href="Object 12/" xlink:type="simple" xlink:show="embed" xlink:actuate="onLoad"/></draw:frame></text:p></draw:text-box><svg:title/><svg:desc/></draw:frame></text:span><text:span text:style-name="T17"><draw:frame draw:z-index="251667456" draw:id="id2" draw:style-name="a14" draw:name="Textfeld 2" text:anchor-type="paragraph" svg:x="-0.98403in" svg:y="5.8726in" svg:width="8.28264in" svg:height="3.5in" style:rel-width="scale" style:rel-height="scale"><draw:text-box><text:p text:style-name="P18"><draw:frame draw:style-name="a15" text:anchor-type="as-char" svg:x="0in" svg:y="0in" svg:width="3.55208in" svg:height="0.625in" style:rel-width="scale" style:rel-height="scale"><draw:object xlink:href="Object 13/" xlink:type="simple" xlink:show="embed" xlink:actuate="onLoad"/></draw:frame></text:p><text:p text:style-name="P19"/><text:p text:style-name="P20"><draw:frame draw:style-name="a16" text:anchor-type="as-char" svg:x="0in" svg:y="0in" svg:width="2.30208in" svg:height="0.53125in" style:rel-width="scale" style:rel-height="scale"><draw:object xlink:href="Object 14/" xlink:type="simple" xlink:show="embed" xlink:actuate="onLoad"/></draw:frame></text:p><text:p text:style-name="P21"/><text:p text:style-name="P22"><draw:frame draw:style-name="a17" text:anchor-type="as-char" svg:x="0in" svg:y="0in" svg:width="5.40625in" svg:height="1.02083in" style:rel-width="scale" style:rel-height="scale"><draw:object xlink:href="Object 15/" xlink:type="simple" xlink:show="embed" xlink:actuate="onLoad"/></draw:frame></text:p><text:p text:style-name="P23"/></draw:text-box><svg:title/><svg:desc/></draw:frame></text:span><text:span text:style-name="T24"><draw:frame draw:z-index="251661312" draw:id="id3" draw:style-name="a18" draw:name="Textfeld 2" text:anchor-type="paragraph" svg:x="2.31754in" svg:y="0.1975in" svg:width="1.23542in" svg:height="1.6125in" style:rel-width="scale" style:rel-height="scale"><draw:text-box><text:p text:style-name="Standard"><text:span text:style-name="T25">Gesucht:</text:span></text:p><text:p text:style-name="P26">Winkel ω</text:p><text:p text:style-name="P27">Winkel φ</text:p><text:p text:style-name="P28">Winkel θ</text:p><text:p text:style-name="Standard"/></draw:text-box><svg:title/><svg:desc/></draw:frame></text:span><text:span text:style-name="T29"><draw:frame draw:z-index="251663360" draw:id="id4" draw:style-name="a19" draw:name="Textfeld 2" text:anchor-type="paragraph" svg:x="-0.088in" svg:y="0.19792in" svg:width="2.40556in" svg:height="1.96181in" style:rel-width="scale" style:rel-height="scale"><draw:text-box><text:p text:style-name="P30">Gegeben:</text:p><text:p text:style-name="P31">Koordinaten = {x, y, z}</text:p><text:p text:style-name="P32">Länge A</text:p><text:p text:style-name="P33">Länge E</text:p><text:p text:style-name="P34">Länge F</text:p><text:p text:style-name="Standard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Platzhaltertext" style:display-name="Platzhaltertext" style:family="text" style:parent-style-name="Absatz-Standardschriftar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09T19:47:00Z</meta:creation-date>
    <dc:date>2025-05-04T13:13:00Z</dc:date>
    <meta:print-date>2025-02-19T19:08:00Z</meta:print-date>
    <meta:template xlink:href="Normal.dotm" xlink:type="simple"/>
    <meta:editing-cycles>7</meta:editing-cycles>
    <meta:editing-duration>PT0S</meta:editing-duration>
    <meta:document-statistic meta:page-count="1" meta:paragraph-count="1" meta:word-count="5" meta:character-count="39" meta:row-count="1" meta:non-whitespace-character-count="35"/>
  </office:meta>
</office:document-meta>
</file>

<file path=Object 1/content.xml><?xml version="1.0" encoding="utf-8"?>
<mml:math xmlns:mml="http://www.w3.org/1998/Math/MathML" xmlns:m="http://schemas.openxmlformats.org/officeDocument/2006/math">
  <mml:mi>G</mml:mi>
  <mml:mo>=</mml:mo>
  <mml:msqrt>
    <mml:msup>
      <mml:mrow>
        <mml:mi>D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</mml:msqrt>
</mml:math>
</file>

<file path=Object 10/content.xml><?xml version="1.0" encoding="utf-8"?>
<mml:math xmlns:mml="http://www.w3.org/1998/Math/MathML" xmlns:m="http://schemas.openxmlformats.org/officeDocument/2006/math">
  <mml:mi>α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</mml:math>
</file>

<file path=Object 11/content.xml><?xml version="1.0" encoding="utf-8"?>
<mml:math xmlns:mml="http://www.w3.org/1998/Math/MathML" xmlns:m="http://schemas.openxmlformats.org/officeDocument/2006/math">
  <mml:mi>β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D</mml:mi>
        </mml:mrow>
        <mml:mrow>
          <mml:mi>A</mml:mi>
        </mml:mrow>
      </mml:mfrac>
    </mml:mrow>
  </mml:mrow>
</mml:math>
</file>

<file path=Object 12/content.xml><?xml version="1.0" encoding="utf-8"?>
<mml:math xmlns:mml="http://www.w3.org/1998/Math/MathML" xmlns:m="http://schemas.openxmlformats.org/officeDocument/2006/math">
  <mml:mi>ω</mml:mi>
  <mml:mo>=</mml:mo>
  <mml:mi>α</mml:mi>
  <mml:mo>+</mml:mo>
  <mml:mi>β</mml:mi>
</mml:math>
</file>

<file path=Object 13/content.xml><?xml version="1.0" encoding="utf-8"?>
<mml:math xmlns:mml="http://www.w3.org/1998/Math/MathML" xmlns:m="http://schemas.openxmlformats.org/officeDocument/2006/math">
  <mml:mi>ω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  <mml:mo>+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sqrt>
            <mml:msqrt>
              <mml:msup>
                <mml:mrow>
                  <mml:mi>Z</mml:mi>
                </mml:mrow>
                <mml:mrow>
                  <mml:mn>2</mml:mn>
                </mml:mrow>
              </mml:msup>
              <mml:mo>+</mml:mo>
              <mml:msup>
                <mml:mrow>
                  <mml:mi>Z</mml:mi>
                </mml:mrow>
                <mml:mrow>
                  <mml:mn>2</mml:mn>
                </mml:mrow>
              </mml:msup>
            </mml:msqrt>
            <mml:mo>-</mml:mo>
            <mml:msup>
              <mml:mrow>
                <mml:mi>A</mml:mi>
              </mml:mrow>
              <mml:mrow>
                <mml:mn>2</mml:mn>
              </mml:mrow>
            </mml:msup>
          </mml:msqrt>
        </mml:mrow>
        <mml:mrow>
          <mml:mi>A</mml:mi>
        </mml:mrow>
      </mml:mfrac>
    </mml:mrow>
  </mml:mrow>
</mml:math>
</file>

<file path=Object 14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15/content.xml><?xml version="1.0" encoding="utf-8"?>
<mml:math xmlns:mml="http://www.w3.org/1998/Math/MathML" xmlns:m="http://schemas.openxmlformats.org/officeDocument/2006/math">
  <mml:mi>θ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  <mml:mo>+</mml:mo>
      <mml:mrow>
        <mml:mrow>
          <mml:msup>
            <mml:mrow>
              <mml:mi mathvariant="normal">sin</mml:mi>
            </mml:mrow>
            <mml:mrow>
              <mml:mo>-</mml:mo>
              <mml:mn>1</mml:mn>
            </mml:mrow>
          </mml:msup>
        </mml:mrow>
        <mml:mo>⁡</mml:mo>
        <mml:mrow>
          <mml:mfenced separators="|">
            <mml:mrow>
              <mml:mfrac>
                <mml:mrow>
                  <mml:mrow>
                    <mml:mrow>
                      <mml:mi mathvariant="normal">sin</mml:mi>
                    </mml:mrow>
                    <mml:mo>⁡</mml:mo>
                    <mml:mrow>
                      <mml:mfenced separators="|">
                        <mml:mrow>
                          <mml:mrow>
                            <mml:mrow>
                              <mml:msup>
                                <mml:mrow>
                                  <mml:mi mathvariant="normal">cos</mml:mi>
                                </mml:mrow>
                                <mml:mrow>
                                  <mml:mo>-</mml:mo>
                                  <mml:mn>1</mml:mn>
                                </mml:mrow>
                              </mml:msup>
                            </mml:mrow>
                            <mml:mo>⁡</mml:mo>
                            <mml:mrow>
                              <mml:mfenced separators="|">
                                <mml:mrow>
                                  <mml:mfrac>
                                    <mml:mrow>
                                      <mml:msup>
                                        <mml:mrow>
                                          <mml:mi>G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o>-</mml:mo>
                                      <mml:msup>
                                        <mml:mrow>
                                          <mml:mi>E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sup>
                                        <mml:mrow>
                                          <mml:mo>-</mml:mo>
                                          <mml:mi>F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</mml:mrow>
                                    <mml:mrow>
                                      <mml:mo>-</mml:mo>
                                      <mml:mn>2</mml:mn>
                                      <mml:mi>E</mml:mi>
                                      <mml:mi>F</mml:mi>
                                    </mml:mrow>
                                  </mml:mfrac>
                                </mml:mrow>
                              </mml:mfenced>
                            </mml:mrow>
                          </mml:mrow>
                        </mml:mrow>
                      </mml:mfenced>
                    </mml:mrow>
                  </mml:mrow>
                </mml:mrow>
                <mml:mrow>
                  <mml:mi>G</mml:mi>
                </mml:mrow>
              </mml:mfrac>
              <mml:mo>×</mml:mo>
              <mml:mi>F</mml:mi>
            </mml:mrow>
          </mml:mfenced>
        </mml:mrow>
      </mml:mrow>
    </mml:mrow>
  </mml:mrow>
</mml:math>
</file>

<file path=Object 2/content.xml><?xml version="1.0" encoding="utf-8"?>
<mml:math xmlns:mml="http://www.w3.org/1998/Math/MathML" xmlns:m="http://schemas.openxmlformats.org/officeDocument/2006/math">
  <mml:msup>
    <mml:mrow>
      <mml:mi>G</mml:mi>
    </mml:mrow>
    <mml:mrow>
      <mml:mn>2</mml:mn>
    </mml:mrow>
  </mml:msup>
  <mml:mo>=</mml:mo>
  <mml:msup>
    <mml:mrow>
      <mml:mi>E</mml:mi>
    </mml:mrow>
    <mml:mrow>
      <mml:mn>2</mml:mn>
    </mml:mrow>
  </mml:msup>
  <mml:mo>+</mml:mo>
  <mml:msup>
    <mml:mrow>
      <mml:mi>F</mml:mi>
    </mml:mrow>
    <mml:mrow>
      <mml:mn>2</mml:mn>
    </mml:mrow>
  </mml:msup>
  <mml:mo>-</mml:mo>
  <mml:mn>2</mml:mn>
  <mml:mi>E</mml:mi>
  <mml:mi>F</mml:mi>
  <mml:mo>×</mml:mo>
  <mml:mrow>
    <mml:mrow>
      <mml:mi mathvariant="normal">cos</mml:mi>
    </mml:mrow>
    <mml:mo>⁡</mml:mo>
    <mml:mrow>
      <mml:mi>ϕ</mml:mi>
    </mml:mrow>
  </mml:mrow>
</mml:math>
</file>

<file path=Object 3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4/content.xml><?xml version="1.0" encoding="utf-8"?>
<mml:math xmlns:mml="http://www.w3.org/1998/Math/MathML" xmlns:m="http://schemas.openxmlformats.org/officeDocument/2006/math">
  <mml:mi>γ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i>δ</mml:mi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sin</mml:mi>
                </mml:mrow>
                <mml:mo>⁡</mml:mo>
                <mml:mrow>
                  <mml:mi>ϕ</mml:mi>
                </mml:mrow>
              </mml:mrow>
            </mml:mrow>
            <mml:mrow>
              <mml:mi>G</mml:mi>
            </mml:mrow>
          </mml:mfrac>
          <mml:mo>×</mml:mo>
          <mml:mi>F</mml:mi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i>θ</mml:mi>
  <mml:mo>=</mml:mo>
  <mml:mi>γ</mml:mi>
  <mml:mo>+</mml:mo>
  <mml:mi>δ</mml:mi>
</mml:math>
</file>

<file path=Object 7/content.xml><?xml version="1.0" encoding="utf-8"?>
<mml:math xmlns:mml="http://www.w3.org/1998/Math/MathML" xmlns:m="http://schemas.openxmlformats.org/officeDocument/2006/math">
  <mml:mi>C</mml:mi>
  <mml:mo>=</mml:mo>
  <mml:msqrt>
    <mml:msup>
      <mml:mrow>
        <mml:mi>Z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</mml:msqrt>
</mml:math>
</file>

<file path=Object 8/content.xml><?xml version="1.0" encoding="utf-8"?>
<mml:math xmlns:mml="http://www.w3.org/1998/Math/MathML" xmlns:m="http://schemas.openxmlformats.org/officeDocument/2006/math">
  <mml:mi>D</mml:mi>
  <mml:mo>=</mml:mo>
  <mml:msqrt>
    <mml:msup>
      <mml:mrow>
        <mml:mi>C</mml:mi>
      </mml:mrow>
      <mml:mrow>
        <mml:mn>2</mml:mn>
      </mml:mrow>
    </mml:msup>
    <mml:mo>-</mml:mo>
    <mml:msup>
      <mml:mrow>
        <mml:mi>A</mml:mi>
      </mml:mrow>
      <mml:mrow>
        <mml:mn>2</mml:mn>
      </mml:mrow>
    </mml:msup>
  </mml:msqrt>
</mml:math>
</file>

<file path=Object 9/content.xml><?xml version="1.0" encoding="utf-8"?>
<mml:math xmlns:mml="http://www.w3.org/1998/Math/MathML" xmlns:m="http://schemas.openxmlformats.org/officeDocument/2006/math">
  <mml:mo>=</mml:mo>
  <mml:msqrt>
    <mml:msqrt>
      <mml:msup>
        <mml:mrow>
          <mml:mi>Z</mml:mi>
        </mml:mrow>
        <mml:mrow>
          <mml:mn>2</mml:mn>
        </mml:mrow>
      </mml:msup>
      <mml:mo>+</mml:mo>
      <mml:msup>
        <mml:mrow>
          <mml:mi>Y</mml:mi>
        </mml:mrow>
        <mml:mrow>
          <mml:mn>2</mml:mn>
        </mml:mrow>
      </mml:msup>
    </mml:msqrt>
    <mml:mo>-</mml:mo>
    <mml:msup>
      <mml:mrow>
        <mml:mi>A</mml:mi>
      </mml:mrow>
      <mml:mrow>
        <mml:mn>2</mml:mn>
      </mml:mrow>
    </mml:msup>
  </mml:msqrt>
</mml:math>
</file>